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7" svg:font-family="'Segoe UI'"/>
    <style:font-face style:name="Segoe UI5" svg:font-family="'Segoe UI'" style:font-adornments="Regular"/>
    <style:font-face style:name="Calibri5" svg:font-family="Calibri" style:font-family-generic="swiss"/>
    <style:font-face style:name="Calibri4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4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2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40pt" style:font-size-complex="40pt"/>
    </style:style>
    <style:style style:name="P3" style:family="paragraph">
      <style:text-properties style:font-name="Calibri3" fo:font-size="24pt" style:font-size-asian="24pt" style:font-size-complex="24pt"/>
    </style:style>
    <style:style style:name="P4" style:family="paragraph">
      <style:text-properties style:font-name="Segoe UI3"/>
    </style:style>
    <style:style style:name="P5" style:family="paragraph">
      <style:text-properties fo:font-size="24pt" style:font-size-asian="32pt" style:font-size-complex="32pt"/>
    </style:style>
    <style:style style:name="P6" style:family="paragraph">
      <style:text-properties style:font-name="Calibri3" fo:font-size="16pt" fo:font-style="normal" style:font-size-asian="16pt" style:font-style-asian="normal" style:font-size-complex="16pt" style:font-style-complex="normal"/>
    </style:style>
    <style:style style:name="P7" style:family="paragraph">
      <style:text-properties style:font-name="Segoe UI3" fo:font-size="32pt" style:font-size-asian="44pt" style:font-size-complex="44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text-align="start"/>
    </style:style>
    <style:style style:name="P10" style:family="paragraph">
      <style:text-properties fo:font-size="26pt" style:font-size-asian="36pt" style:font-size-complex="36pt"/>
    </style:style>
    <style:style style:name="P11" style:family="paragraph">
      <style:text-properties fo:font-size="22pt" style:font-size-asian="28pt" style:font-size-complex="28pt"/>
    </style:style>
    <style:style style:name="P12" style:family="paragraph">
      <style:text-properties fo:font-size="32pt" style:font-size-asian="44pt" style:font-size-complex="4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style:font-size-asian="40pt" style:font-size-complex="40pt"/>
    </style:style>
    <style:style style:name="T3" style:family="text">
      <style:text-properties style:text-position="-33% 58%" fo:font-style="italic" style:font-style-asian="italic" style:font-style-complex="italic"/>
    </style:style>
    <style:style style:name="T4" style:family="text">
      <style:text-properties fo:font-size="28pt" fo:font-style="italic" style:font-size-asian="40pt" style:font-style-asian="italic" style:font-size-complex="40pt" style:font-style-complex="italic"/>
    </style:style>
    <style:style style:name="T5" style:family="text">
      <style:text-properties style:font-name="Calibri3" fo:font-size="24pt" style:font-size-asian="24pt" style:font-size-complex="24pt"/>
    </style:style>
    <style:style style:name="T6" style:family="text">
      <style:text-properties style:font-name="Calibri3"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font-name="Segoe UI3"/>
    </style:style>
    <style:style style:name="T8" style:family="text">
      <style:text-properties style:font-name="Segoe UI3" fo:font-style="italic" style:font-style-asian="italic" style:font-style-complex="italic"/>
    </style:style>
    <style:style style:name="T9" style:family="text">
      <style:text-properties style:font-name="Segoe UI3" fo:font-style="normal" style:font-style-asian="normal" style:font-style-complex="normal"/>
    </style:style>
    <style:style style:name="T10" style:family="text">
      <style:text-properties style:text-position="-33% 58%" style:font-name="Segoe UI3" fo:font-style="italic" style:font-style-asian="italic" style:font-style-complex="italic"/>
    </style:style>
    <style:style style:name="T11" style:family="text">
      <style:text-properties style:font-name="Segoe UI3" fo:font-style="italic" style:font-name-asian="Segoe UI5" style:font-style-asian="italic" style:font-name-complex="Segoe UI5" style:font-style-complex="italic"/>
    </style:style>
    <style:style style:name="T12" style:family="text">
      <style:text-properties style:font-name="Calibri4" fo:font-style="italic" style:font-name-asian="Calibri4" style:font-style-asian="italic" style:font-name-complex="Calibri4" style:font-style-complex="italic"/>
    </style:style>
    <style:style style:name="T13" style:family="text">
      <style:text-properties style:font-name="Calibri4" fo:font-style="normal" style:font-name-asian="Calibri4" style:font-style-asian="normal" style:font-name-complex="Calibri4" style:font-style-complex="normal"/>
    </style:style>
    <style:style style:name="T14" style:family="text">
      <style:text-properties style:text-position="-33% 58%" style:font-name="Calibri4" fo:font-style="italic" style:font-name-asian="Calibri4" style:font-style-asian="italic" style:font-name-complex="Calibri4" style:font-style-complex="italic"/>
    </style:style>
    <style:style style:name="T15" style:family="text">
      <style:text-properties fo:font-size="24pt" style:font-size-asian="32pt" style:font-size-complex="32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Segoe UI5" fo:font-style="italic" style:font-name-asian="Segoe UI5" style:font-style-asian="italic" style:font-name-complex="Segoe UI5" style:font-style-complex="italic"/>
    </style:style>
    <style:style style:name="T18" style:family="text">
      <style:text-properties style:font-name="Segoe UI5" style:font-name-asian="Segoe UI5" style:font-name-complex="Segoe UI5"/>
    </style:style>
    <style:style style:name="T19" style:family="text">
      <style:text-properties style:text-position="-33% 58%" style:font-name="Segoe UI5" fo:font-style="italic" style:font-name-asian="Segoe UI5" style:font-style-asian="italic" style:font-name-complex="Segoe UI5" style:font-style-complex="italic"/>
    </style:style>
    <style:style style:name="T20" style:family="text">
      <style:text-properties style:font-name="Calibri2" style:font-name-asian="Calibri4" style:font-name-complex="Calibri4"/>
    </style:style>
    <style:style style:name="T21" style:family="text">
      <style:text-properties style:font-name="Calibri4" style:font-name-asian="Calibri4" style:font-name-complex="Calibri4"/>
    </style:style>
    <style:style style:name="T22" style:family="text">
      <style:text-properties style:font-name="Calibri2" fo:font-style="italic" style:font-name-asian="Calibri4" style:font-style-asian="italic" style:font-name-complex="Calibri4" style:font-style-complex="italic"/>
    </style:style>
    <style:style style:name="T23" style:family="text">
      <style:text-properties style:text-position="-33% 58%" style:font-name="Calibri2" fo:font-style="italic" style:font-name-asian="Calibri4" style:font-style-asian="italic" style:font-name-complex="Calibri4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font-name="Calibri3" fo:font-size="16pt" fo:font-style="normal" style:font-size-asian="16pt" style:font-style-asian="normal" style:font-size-complex="16pt" style:font-style-complex="normal"/>
    </style:style>
    <style:style style:name="T26" style:family="text">
      <style:text-properties style:font-name="Calibri4" fo:font-size="16pt" fo:font-style="italic" style:font-name-asian="Calibri4" style:font-size-asian="16pt" style:font-style-asian="italic" style:font-name-complex="Calibri4" style:font-size-complex="16pt" style:font-style-complex="italic"/>
    </style:style>
    <style:style style:name="T27" style:family="text">
      <style:text-properties style:font-name="Calibri4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28" style:family="text">
      <style:text-properties style:font-name="Calibri3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29" style:family="text">
      <style:text-properties style:font-name="Calibri3" fo:font-size="16pt" fo:font-style="italic" style:font-name-asian="Calibri4" style:font-size-asian="16pt" style:font-style-asian="italic" style:font-name-complex="Calibri4" style:font-size-complex="16pt" style:font-style-complex="italic"/>
    </style:style>
    <style:style style:name="T30" style:family="text">
      <style:text-properties style:text-position="-33% 58%" style:font-name="Calibri3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31" style:family="text">
      <style:text-properties style:text-position="0% 100%" style:font-name="Calibri3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32" style:family="text">
      <style:text-properties style:text-position="0% 100%" style:font-name="Calibri4" fo:font-size="16pt" fo:font-style="italic" style:font-name-asian="Calibri4" style:font-size-asian="16pt" style:font-style-asian="italic" style:font-name-complex="Calibri4" style:font-size-complex="16pt" style:font-style-complex="italic"/>
    </style:style>
    <style:style style:name="T33" style:family="text">
      <style:text-properties style:text-position="0% 100%" style:font-name="Calibri4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34" style:family="text">
      <style:text-properties style:text-position="0% 100%" style:font-name="Calibri3" fo:font-size="16pt" fo:font-style="italic" style:font-name-asian="Calibri4" style:font-size-asian="16pt" style:font-style-asian="italic" style:font-name-complex="Calibri4" style:font-size-complex="16pt" style:font-style-complex="italic"/>
    </style:style>
    <style:style style:name="T35" style:family="text">
      <style:text-properties style:text-position="-33% 58%" style:font-name="Calibri4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36" style:family="text">
      <style:text-properties style:text-position="-33% 58%" style:font-name="Calibri4" fo:font-size="16pt" fo:font-style="italic" style:font-name-asian="Calibri4" style:font-size-asian="16pt" style:font-style-asian="italic" style:font-name-complex="Calibri4" style:font-size-complex="16pt" style:font-style-complex="italic"/>
    </style:style>
    <style:style style:name="T37" style:family="text">
      <style:text-properties style:text-position="0% 100%" style:font-name="Calibri3" fo:font-size="24pt" fo:font-style="normal" style:font-name-asian="Calibri4" style:font-size-asian="24pt" style:font-style-asian="normal" style:font-name-complex="Calibri4" style:font-size-complex="24pt" style:font-style-complex="normal"/>
    </style:style>
    <style:style style:name="T38" style:family="text">
      <style:text-properties style:text-position="-33% 58%" style:font-name="Calibri2" style:font-name-asian="Calibri4" style:font-name-complex="Calibri4"/>
    </style:style>
    <style:style style:name="T39" style:family="text">
      <style:text-properties style:font-name="Segoe UI3" fo:font-size="32pt" style:font-size-asian="44pt" style:font-size-complex="44pt"/>
    </style:style>
    <style:style style:name="T40" style:family="text">
      <style:text-properties style:font-name="Segoe UI3" fo:font-size="32pt" fo:font-style="italic" style:font-name-asian="Segoe UI5" style:font-size-asian="44pt" style:font-style-asian="italic" style:font-name-complex="Segoe UI5" style:font-size-complex="44pt" style:font-style-complex="italic"/>
    </style:style>
    <style:style style:name="T41" style:family="text">
      <style:text-properties style:text-position="-33% 58%" style:font-name="Segoe UI3" fo:font-size="32pt" style:font-size-asian="44pt" style:font-size-complex="44pt"/>
    </style:style>
    <style:style style:name="T42" style:family="text">
      <style:text-properties style:text-position="-33% 58%" style:font-name="Segoe UI3" fo:font-size="32pt" fo:font-style="italic" style:font-size-asian="44pt" style:font-style-asian="italic" style:font-size-complex="44pt" style:font-style-complex="italic"/>
    </style:style>
    <style:style style:name="T43" style:family="text">
      <style:text-properties style:text-position="0% 100%" style:font-name="Calibri4" fo:font-size="24pt" fo:font-style="normal" style:font-name-asian="Calibri4" style:font-size-asian="24pt" style:font-style-asian="normal" style:font-name-complex="Calibri4" style:font-size-complex="24pt" style:font-style-complex="normal"/>
    </style:style>
    <style:style style:name="T44" style:family="text">
      <style:text-properties style:text-position="0% 100%" style:font-name="Calibri4" fo:font-size="24pt" fo:font-style="italic" style:font-name-asian="Calibri4" style:font-size-asian="24pt" style:font-style-asian="italic" style:font-name-complex="Calibri4" style:font-size-complex="24pt" style:font-style-complex="italic"/>
    </style:style>
    <style:style style:name="T45" style:family="text">
      <style:text-properties style:text-position="-33% 58%" style:font-name="Calibri4" fo:font-size="24pt" fo:font-style="normal" style:font-name-asian="Calibri4" style:font-size-asian="24pt" style:font-style-asian="normal" style:font-name-complex="Calibri4" style:font-size-complex="24pt" style:font-style-complex="normal"/>
    </style:style>
    <style:style style:name="T46" style:family="text">
      <style:text-properties style:font-name="Calibri4" style:text-underline-style="solid" style:text-underline-width="auto" style:text-underline-color="font-color" style:font-name-asian="Calibri4" style:font-name-complex="Calibri4"/>
    </style:style>
    <style:style style:name="T47" style:family="text">
      <style:text-properties style:font-name="Calibri2" style:text-underline-style="solid" style:text-underline-width="auto" style:text-underline-color="font-color" style:font-name-asian="Calibri4" style:font-name-complex="Calibri4"/>
    </style:style>
    <style:style style:name="T48" style:family="text">
      <style:text-properties style:font-name="Calibri2" style:text-underline-style="none" style:font-name-asian="Calibri4" style:font-name-complex="Calibri4"/>
    </style:style>
    <style:style style:name="T49" style:family="text">
      <style:text-properties style:text-position="-33% 58%" style:font-name="Calibri3" fo:font-size="24pt" fo:font-style="italic" style:font-name-asian="Calibri4" style:font-size-asian="24pt" style:font-style-asian="italic" style:font-name-complex="Calibri4" style:font-size-complex="24pt" style:font-style-complex="italic"/>
    </style:style>
    <style:style style:name="T50" style:family="text">
      <style:text-properties style:text-position="0% 100%" style:font-name="Calibri3" fo:font-size="24pt" fo:font-style="italic" style:font-name-asian="Calibri4" style:font-size-asian="24pt" style:font-style-asian="italic" style:font-name-complex="Calibri4" style:font-size-complex="24pt" style:font-style-complex="italic"/>
    </style:style>
    <style:style style:name="T51" style:family="text">
      <style:text-properties style:text-position="0% 100%" style:font-name="Calibri2" fo:font-size="24pt" fo:font-style="normal" style:font-name-asian="Calibri4" style:font-size-asian="24pt" style:font-style-asian="normal" style:font-name-complex="Calibri4" style:font-size-complex="24pt" style:font-style-complex="normal"/>
    </style:style>
    <style:style style:name="T52" style:family="text">
      <style:text-properties style:text-position="33% 58%" style:font-name="Calibri3" fo:font-size="24pt" fo:font-style="normal" style:font-name-asian="Calibri4" style:font-size-asian="24pt" style:font-style-asian="normal" style:font-name-complex="Calibri4" style:font-size-complex="24pt" style:font-style-complex="normal"/>
    </style:style>
    <style:style style:name="T53" style:family="text">
      <style:text-properties style:text-position="0% 100%" style:font-name="Calibri4" fo:font-style="italic" style:font-name-asian="Calibri4" style:font-style-asian="italic" style:font-name-complex="Calibri4" style:font-style-complex="italic"/>
    </style:style>
    <style:style style:name="T54" style:family="text">
      <style:text-properties style:text-position="0% 100%" style:font-name="Calibri4" fo:font-style="normal" style:font-name-asian="Calibri4" style:font-style-asian="normal" style:font-name-complex="Calibri4" style:font-style-complex="normal"/>
    </style:style>
    <style:style style:name="T55" style:family="text">
      <style:text-properties style:text-position="0% 100%" style:font-name="Calibri2" fo:font-style="normal" style:font-name-asian="Calibri4" style:font-style-asian="normal" style:font-name-complex="Calibri4" style:font-style-complex="normal"/>
    </style:style>
    <style:style style:name="T56" style:family="text">
      <style:text-properties style:text-position="-33% 58%"/>
    </style:style>
    <style:style style:name="T57" style:family="text">
      <style:text-properties fo:font-size="26pt" style:font-size-asian="36pt" style:font-size-complex="36pt"/>
    </style:style>
    <style:style style:name="T58" style:family="text">
      <style:text-properties fo:font-size="22pt" style:font-size-asian="28pt" style:font-size-complex="28pt"/>
    </style:style>
    <style:style style:name="T59" style:family="text">
      <style:text-properties fo:font-size="22pt" fo:font-style="italic" style:font-size-asian="28pt" style:font-style-asian="italic" style:font-size-complex="28pt" style:font-style-complex="italic"/>
    </style:style>
    <style:style style:name="T60" style:family="text">
      <style:text-properties style:text-position="-33% 58%" fo:font-size="22pt" fo:font-style="italic" style:font-size-asian="28pt" style:font-style-asian="italic" style:font-size-complex="28pt" style:font-style-complex="italic"/>
    </style:style>
    <style:style style:name="T61" style:family="text">
      <style:text-properties fo:font-size="24pt" fo:font-style="italic" style:font-size-asian="32pt" style:font-style-asian="italic" style:font-size-complex="32pt" style:font-style-complex="italic"/>
    </style:style>
    <style:style style:name="T62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63" style:family="text">
      <style:text-properties style:text-position="33% 58%"/>
    </style:style>
    <style:style style:name="T64" style:family="text">
      <style:text-properties fo:font-size="32pt" style:font-size-asian="44pt" style:font-size-complex="44pt"/>
    </style:style>
    <style:style style:name="T65" style:family="text">
      <style:text-properties fo:font-size="24pt" fo:font-weight="bold" style:font-size-asian="32pt" style:font-weight-asian="bold" style:font-size-complex="32pt" style:font-weight-complex="bold"/>
    </style:style>
    <style:style style:name="T66" style:family="text">
      <style:text-properties fo:font-size="32pt" fo:font-style="italic" style:font-size-asian="44pt" style:font-style-asian="italic" style:font-size-complex="44pt" style:font-style-complex="italic"/>
    </style:style>
    <style:style style:name="T67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68" style:family="text">
      <style:text-properties style:text-position="-33% 58%" fo:font-size="32pt" style:font-size-asian="44pt" style:font-size-complex="44pt"/>
    </style:style>
    <style:style style:name="T69" style:family="text">
      <style:text-properties style:text-position="33% 58%" fo:font-style="italic" style:font-style-asian="italic" style:font-style-complex="italic"/>
    </style:style>
    <style:style style:name="T70" style:family="text">
      <style:text-properties style:text-position="33% 58%" fo:font-size="32pt" fo:font-style="italic" style:font-size-asian="44pt" style:font-style-asian="italic" style:font-size-complex="4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definiert die klassische Physik den Begriff <text:span text:style-name="T1">Zustand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minimalen, aber vollständigen Satz von Bestimmungsstücken, der ausreicht, um alle Eigenschaften des Systems daraus ableiten zu können</text:p>
          </draw:text-box>
        </draw:frame>
        <draw:frame draw:style-name="gr1" draw:text-style-name="P1" draw:layer="layout" svg:width="6.825cm" svg:height="1.204cm" svg:x="10.587cm" svg:y="12.897cm">
          <text:p/>
          <draw:object xlink:href="../Klassischer%20Zustand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aus ergibt sich die Zeitentwicklung des klassischen Zustand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us den Hamilton'schen Bewegungsgleichungen:</text:p>
          </draw:text-box>
        </draw:frame>
        <draw:frame draw:style-name="gr1" draw:text-style-name="P1" draw:layer="layout" svg:width="13.903cm" svg:height="2.327cm" svg:x="7.048cm" svg:y="12.336cm">
          <text:p/>
          <draw:object xlink:href="../Hamiltonsche%20Bewegungsgleichungen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Warum kann die klassische Zustandsdefinition nicht direkt von der Quantenmechanik übernommen werd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q</text:span><text:span text:style-name="T3">j</text:span> und <text:span text:style-name="T1">p</text:span><text:span text:style-name="T3">j</text:span> können nicht gleichzeitig scharf gemessen werden, also nicht simultan bekannt sein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die Quantenmechanik unter einem <text:span text:style-name="T1">reinen Zustand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n maximalen Satz von "verträglichen", d.h. simultan meßbaren Eigenschaften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wird in der Quantenmechanik ein Zustand gekennzeichnet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it dem von Dirac eingeführten Symbol |...&gt;. Man nennt dies auch den <text:span text:style-name="T1">Zustandsvek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>
            <draw:text-box>
              <text:p>Bezeichnet |...&gt; immer einen reinen Zustand? Wenn ja sollte man das extra erwähnen</text:p>
            </draw:text-box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er Systemzustand direkt meßba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er gestattet lediglich zusammen mit Operatoren die Beschreibung von experimentellen Abläufen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Wie ändern sich die Meßresultate beim Übergang </text:span><text:span text:style-name="T2"><text:line-break/></text:span><text:span text:style-name="T2">|</text:span><text:span text:style-name="T4">ψ</text:span><text:span text:style-name="T2">&gt; → </text:span><text:span text:style-name="T4">α</text:span><text:span text:style-name="T2">|</text:span><text:span text:style-name="T4">ψ</text:span><text:span text:style-name="T2">&gt;, wobei </text:span><text:span text:style-name="T4">α</text:span><text:span text:style-name="T2"> eine beliebige komplexe Zahl ist?</text:span>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><text:span text:style-name="T5">Überhaupt nicht. |</text:span><text:span text:style-name="T6">ψ</text:span><text:span text:style-name="T5">&gt; und </text:span><text:span text:style-name="T6">α</text:span><text:span text:style-name="T5">|</text:span><text:span text:style-name="T6">ψ</text:span><text:span text:style-name="T5">&gt; bezeichnen denselben Zusta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präpariert man einen reinen Zustand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dem man den überlagerten Zustand in einem <text:span text:style-name="T1">Trenner</text:span> <text:span text:style-name="T1">T</text:span>(<text:span text:style-name="T1">A</text:span>) aufteilt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ie Wirkungsweisen eines <text:span text:style-name="T1">Trenners</text:span> <text:span text:style-name="T1">T</text:span>(<text:span text:style-name="T1">A</text:span>) und eines <text:span text:style-name="T1">Filters</text:span> <text:span text:style-name="T1">P</text:span>(<text:span text:style-name="T1">a</text:span><text:span text:style-name="T3">i</text:span>).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Trenner teilt einen überlagerten Zustand in reine Zustände auf. Werden bestimmte reine Zustände durch Blenden ausgeblendet, so erhält man einen Filter, welcher nach den Werten <text:span text:style-name="T1">a</text:span><text:span text:style-name="T3">i</text:span> der Eigenschaft <text:span text:style-name="T1">A</text:span> filtert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werden die Eigenschaften <text:span text:style-name="T1">A</text:span> und <text:span text:style-name="T1">B</text:span> <text:span text:style-name="T1">verträglich</text:span> genan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sie gleichzeitig scharf meßbar sind: wenn ein Trenner <text:span text:style-name="T1">T</text:span>(<text:span text:style-name="T1">A</text:span>) auf die Eigenschaft <text:span text:style-name="T1">B</text:span> keinen Einfluß nimmt.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><text:span text:style-name="T7">Welches Gedankenexperiment verbirgt sich hinter der Formel </text:span><text:span text:style-name="T8">P</text:span><text:span text:style-name="T9">(</text:span><text:span text:style-name="T8">b</text:span><text:span text:style-name="T10">j</text:span><text:span text:style-name="T9">) </text:span><text:span text:style-name="T8">P</text:span><text:span text:style-name="T9">(</text:span><text:span text:style-name="T8">a</text:span><text:span text:style-name="T10">i</text:span><text:span text:style-name="T9">) </text:span><text:span text:style-name="T7">|</text:span><text:span text:style-name="T11">φ</text:span><text:span text:style-name="T7">&gt;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Zustand |<text:span text:style-name="T12">φ</text:span><text:span text:style-name="T13">&gt; durchläuft </text:span><text:span text:style-name="T12">nacheinander</text:span><text:span text:style-name="T13"> die Filter </text:span><text:span text:style-name="T12">P</text:span><text:span text:style-name="T13">(</text:span><text:span text:style-name="T12">a</text:span><text:span text:style-name="T14">i</text:span><text:span text:style-name="T13">) und </text:span><text:span text:style-name="T12">P</text:span><text:span text:style-name="T13">(</text:span><text:span text:style-name="T12">b</text:span><text:span text:style-name="T14">j</text:span><text:span text:style-name="T13">) – in dieser Reihenfol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er Begriff des Operators mit dem des Filters zusamm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Filter führt eine <text:span text:style-name="T1">Operation</text:span> an dem Zustand durch. Daher wird er abstrakt durch einen bestimmten Operator dargestellt.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ann man die Reihenfolge verträglicher Filter vertausc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Ja, da die Eigenschaften verträglich sind sind auch die entsprechenden Operatoren unabhängig und miteinander vertauschbar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symbolische Notation für die Präparation eines reinen Zustand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5.353cm" svg:height="1.287cm" svg:x="6.323cm" svg:y="9.856cm">
          <text:p/>
          <draw:object xlink:href="../Präparation%20eines%20reinen%20Zustands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schreibt man die Wahrscheinlichkeit für das Passieren eines Filter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Wahrscheinlichkeit, daß ein Teilchen im Zustand |<text:span text:style-name="T12">φ</text:span>&gt; den Filter <text:span text:style-name="T1">P</text:span>(<text:span text:style-name="T1">a</text:span><text:span text:style-name="T3">i</text:span>) durchquert, läßt sich durch die entsprechenden Intensitäten <text:span text:style-name="T1">I</text:span>(<text:span text:style-name="T1">a</text:span><text:span text:style-name="T3">i</text:span>) und <text:span text:style-name="T1">I</text:span>(<text:span text:style-name="T12">φ</text:span>) ausdrücken und messen:</text:p>
            <text:p/>
            <text:p/>
            <text:p/>
            <text:p><text:span text:style-name="T1">I</text:span>(<text:span text:style-name="T12">φ</text:span>) ist die auf das Filter auffallende, <text:span text:style-name="T1">I</text:span>(<text:span text:style-name="T1">a</text:span><text:span text:style-name="T3">i</text:span>) die hindurchgehende Intensität.</text:p>
          </draw:text-box>
        </draw:frame>
        <draw:frame draw:style-name="gr1" draw:text-style-name="P1" draw:layer="layout" svg:width="5.709cm" svg:height="2.327cm" svg:x="11.145cm" svg:y="10.936cm">
          <text:p/>
          <draw:object xlink:href="../Wahrscheinlichkeit%20für%20das%20Passieren%20eines%20Filters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15">Was passiert, wenn ein Zustand zwei hintereinandergeschaltete Trenner mit unterschiedlichen / gleichen Blenden passier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Gleiche Blenden:</text:p>
            <text:p/>
            <text:p/>
            <text:p/>
            <text:p/>
            <text:p/>
            <text:p/>
            <text:p>Unterschiedliche Blenden:</text:p>
          </draw:text-box>
        </draw:frame>
        <draw:frame draw:style-name="gr1" draw:text-style-name="P1" draw:layer="layout" svg:width="9.842cm" svg:height="5.019cm" svg:x="9.078cm" svg:y="8.49cm">
          <text:p/>
          <draw:object xlink:href="../Zwei%20gleiche%20Filter%20mit%20gleichen%20Blenden.odf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" draw:layer="layout" svg:width="7.698cm" svg:height="4.917cm" svg:x="10.15cm" svg:y="15.541cm">
          <text:p/>
          <draw:object xlink:href="../Zwei%20gleiche%20Filter%20mit%20unterschiedlichen%20Blenden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hat man unter <text:span text:style-name="T1">P</text:span>(<text:span text:style-name="T1">a</text:span><text:span text:style-name="T3">i</text:span>) + <text:span text:style-name="T1">P</text:span>(<text:span text:style-name="T1">a</text:span><text:span text:style-name="T3">j</text:span>) zu verste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n Filter mit <text:span text:style-name="T16">zwei</text:span> Öffnungen für <text:span text:style-name="T1">a</text:span><text:span text:style-name="T3">i</text:span> und <text:span text:style-name="T1">a</text:span><text:span text:style-name="T3">j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Ändert sich ein Zustand nach durchlaufen eines Trenners ohne Blend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der Zustand wird auch nicht geordnet:</text:p>
          </draw:text-box>
        </draw:frame>
        <draw:frame draw:style-name="gr1" draw:text-style-name="P1" draw:layer="layout" svg:width="10.88cm" svg:height="2.625cm" svg:x="8.559cm" svg:y="12.187cm">
          <text:p/>
          <draw:object xlink:href="../Trenner%20ohne%20Blenden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sst sich der beliebige Zustand |<text:span text:style-name="T17">φ</text:span><text:span text:style-name="T18">&gt; durch die |</text:span><text:span text:style-name="T17">a</text:span><text:span text:style-name="T19">i</text:span><text:span text:style-name="T18">&gt; ausdrück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Linearkombination der |<text:span text:style-name="T1">a</text:span><text:span text:style-name="T3">i</text:span>&gt;</text:p>
            <text:p>( <text:span text:style-name="T1">P</text:span>(<text:span text:style-name="T1">a</text:span><text:span text:style-name="T3">i</text:span>)|<text:span text:style-name="T12">φ</text:span><text:span text:style-name="T20">&gt; <text:s/></text:span><text:span text:style-name="T21">~ </text:span><text:span text:style-name="T20"><text:s/>|</text:span><text:span text:style-name="T22">a</text:span><text:span text:style-name="T23">i</text:span><text:span text:style-name="T20">&gt; ):</text:span></text:p>
            <text:p><text:span text:style-name="T20"/></text:p>
          </draw:text-box>
        </draw:frame>
        <draw:frame draw:style-name="gr1" draw:text-style-name="P1" draw:layer="layout" svg:width="8.185cm" svg:height="2.392cm" svg:x="9.907cm" svg:y="12.303cm">
          <text:p/>
          <draw:object xlink:href="../beliebiger%20Zustand%20als%20Linearkombination%20reiner%20Zustände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eine klassische dynamische Variable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sind immer reell und können im Prinzip so gemessen werden, dass der Bewegungsablauf nicht gestört wird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ennen Sie quantenmechanische dynamische Variable, die kein klassisches Analogon besitz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Ja, beispielsweise der Paritätsoperator und der Elektronenspin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bt es ein klassisches Analogon zu Produkten nicht-vertauschbarer Operator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in der Quantenmechanik eine Observable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Observable ist eine quantendynamische Variable (ein Operator) mit direkt beobachtbaren, rellen Meßwerten</text:p>
            <text:p/>
            <text:p>(Durch die Forderung, dass die <text:span text:style-name="T1">a</text:span><text:span text:style-name="T3">i</text:span><text:span text:style-name="T24"> reell und die |</text:span><text:span text:style-name="T1">a</text:span><text:span text:style-name="T3">i</text:span><text:span text:style-name="T24">&gt; orthogonal sein müssen kommen nur ganz spezielle Operatortypen zur Darstellung von Observablen in Frag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>
            <draw:text-box>
              <text:p>Eventuell den geklammerten Zusatz weglassen</text:p>
            </draw:text-box>
          </draw:frame>
        </presentation:notes>
      </draw:page>
      <draw:page draw:name="page24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xiome definieren den Hilbert-Raum?</text:p>
          </draw:text-box>
        </draw:frame>
        <draw:frame presentation:style-name="pr2" draw:text-style-name="P6" draw:layer="layout" svg:width="25.199cm" svg:height="14.411cm" svg:x="1.4cm" svg:y="4.804cm" presentation:class="subtitle" presentation:user-transformed="true">
          <draw:text-box>
            <text:p><text:span text:style-name="T25">ℋ </text:span><text:span text:style-name="T25">ist ein komplexer, linearer Vektorraum</text:span></text:p>
            <text:p><text:span text:style-name="T25">Für die Elemente |</text:span><text:span text:style-name="T26">α</text:span><text:span text:style-name="T27">&gt;, |</text:span><text:span text:style-name="T26">β</text:span><text:span text:style-name="T27">&gt;, . . . , |</text:span><text:span text:style-name="T26">φ</text:span><text:span text:style-name="T27">&gt;, . . . , |</text:span><text:span text:style-name="T26">ψ</text:span><text:span text:style-name="T27">&gt;, . . . ∈ </text:span><text:span text:style-name="T28">ℋ sind zwei Verknüpfungen definiert, bezüglich derer ℋ abgeschlossen ist:</text:span></text:p>
            <text:p><text:span text:style-name="T28">Addition: |</text:span><text:span text:style-name="T26">α</text:span><text:span text:style-name="T27">&gt; + |</text:span><text:span text:style-name="T26">β</text:span><text:span text:style-name="T27">&gt; = |</text:span><text:span text:style-name="T26">β</text:span><text:span text:style-name="T27">&gt; + </text:span><text:span text:style-name="T28">|</text:span><text:span text:style-name="T26">α</text:span><text:span text:style-name="T27">&gt; ≡ </text:span><text:span text:style-name="T28">|</text:span><text:span text:style-name="T26">α+β</text:span><text:span text:style-name="T27">&gt; ∈ </text:span><text:span text:style-name="T28">ℋ</text:span></text:p>
            <text:p><text:span text:style-name="T28">Multiplikation: </text:span><text:span text:style-name="T29">c</text:span><text:span text:style-name="T28"> </text:span><text:span text:style-name="T27">∈ ℂ : </text:span><text:span text:style-name="T26">c</text:span><text:span text:style-name="T27">∙</text:span><text:span text:style-name="T28">|</text:span><text:span text:style-name="T26">α</text:span><text:span text:style-name="T27">&gt; = </text:span><text:span text:style-name="T28">|</text:span><text:span text:style-name="T26">α</text:span><text:span text:style-name="T27">&gt;∙</text:span><text:span text:style-name="T26">c</text:span><text:span text:style-name="T27"> = </text:span><text:span text:style-name="T28">|</text:span><text:span text:style-name="T29">c</text:span><text:span text:style-name="T27">∙</text:span><text:span text:style-name="T26">α</text:span><text:span text:style-name="T27">&gt; ∈ </text:span><text:span text:style-name="T28">ℋ</text:span></text:p>
            <text:p><text:span text:style-name="T28">Die Addition ist kommutativ. Ferner gilt Assoziativität:</text:span></text:p>
            <text:p><text:span text:style-name="T28">|</text:span><text:span text:style-name="T26">α</text:span><text:span text:style-name="T27">&gt; + ( |</text:span><text:span text:style-name="T26">β</text:span><text:span text:style-name="T27">&gt; + </text:span><text:span text:style-name="T28">|</text:span><text:span text:style-name="T26">γ</text:span><text:span text:style-name="T27">&gt; ) = ( |</text:span><text:span text:style-name="T26">β</text:span><text:span text:style-name="T27">&gt; + </text:span><text:span text:style-name="T28">|</text:span><text:span text:style-name="T26">α</text:span><text:span text:style-name="T27">&gt; ) + </text:span><text:span text:style-name="T28">|</text:span><text:span text:style-name="T26">γ</text:span><text:span text:style-name="T27">&gt;</text:span></text:p>
            <text:p><text:span text:style-name="T29">c</text:span><text:span text:style-name="T30">1</text:span><text:span text:style-name="T28">,</text:span><text:span text:style-name="T29">c</text:span><text:span text:style-name="T30">2</text:span><text:span text:style-name="T28"> </text:span><text:span text:style-name="T27">∈ ℂ : (</text:span><text:span text:style-name="T29">c</text:span><text:span text:style-name="T30">1</text:span><text:span text:style-name="T28">,</text:span><text:span text:style-name="T29">c</text:span><text:span text:style-name="T30">2</text:span><text:span text:style-name="T31">)|</text:span><text:span text:style-name="T32">α</text:span><text:span text:style-name="T33">&gt;</text:span><text:span text:style-name="T31"> = </text:span><text:span text:style-name="T34">c</text:span><text:span text:style-name="T30">1</text:span><text:span text:style-name="T31">(</text:span><text:span text:style-name="T34">c</text:span><text:span text:style-name="T30">2</text:span><text:span text:style-name="T31">|</text:span><text:span text:style-name="T32">α</text:span><text:span text:style-name="T33">&gt;)</text:span></text:p>
            <text:p><text:span text:style-name="T33">Nullvektor: Es existiert ein Element |0&gt; ∈ </text:span><text:span text:style-name="T31">ℋ mit:</text:span></text:p>
            <text:p><text:span text:style-name="T31">|</text:span><text:span text:style-name="T32">α</text:span><text:span text:style-name="T33">&gt; + |0&gt; = </text:span><text:span text:style-name="T31">|</text:span><text:span text:style-name="T32">α</text:span><text:span text:style-name="T33">&gt; <text:s/>∀ </text:span><text:span text:style-name="T31">|</text:span><text:span text:style-name="T32">α</text:span><text:span text:style-name="T33">&gt; ∈ </text:span><text:span text:style-name="T31">ℋ</text:span></text:p>
            <text:p><text:span text:style-name="T31">Insbesondere gilt 0</text:span><text:span text:style-name="T33">|</text:span><text:span text:style-name="T32">ψ</text:span><text:span text:style-name="T33">&gt; = |0&gt; <text:s/>∀ </text:span><text:span text:style-name="T31">|</text:span><text:span text:style-name="T32">ψ</text:span><text:span text:style-name="T33">&gt; ∈ </text:span><text:span text:style-name="T31">ℋ und c</text:span><text:span text:style-name="T33">|0&gt; = |0&gt; <text:s/>∀ </text:span><text:span text:style-name="T34">c</text:span><text:span text:style-name="T31"> </text:span><text:span text:style-name="T33">∈ ℂ</text:span></text:p>
            <text:p><text:span text:style-name="T33">Inverses Element bezüglich Addition: Zu jedem Element </text:span><text:span text:style-name="T31">|</text:span><text:span text:style-name="T32">α</text:span><text:span text:style-name="T33">&gt; ∈ </text:span><text:span text:style-name="T31">ℋ existiert ein </text:span><text:span text:style-name="T34">inverses</text:span><text:span text:style-name="T31"> Element |-</text:span><text:span text:style-name="T32">α</text:span><text:span text:style-name="T33">&gt; ∈ </text:span><text:span text:style-name="T31">ℋ mit:</text:span></text:p>
            <text:p><text:span text:style-name="T31">|</text:span><text:span text:style-name="T32">α</text:span><text:span text:style-name="T33">&gt; + </text:span><text:span text:style-name="T31">|-</text:span><text:span text:style-name="T32">α</text:span><text:span text:style-name="T33">&gt; = |0&gt;</text:span></text:p>
            <text:p><text:span text:style-name="T33">Man definiert so die Subtraktion von Hilbert-Vektoren:</text:span></text:p>
            <text:p><text:span text:style-name="T31">|</text:span><text:span text:style-name="T32">α</text:span><text:span text:style-name="T33">&gt; + |-</text:span><text:span text:style-name="T32">β</text:span><text:span text:style-name="T33">&gt; = </text:span><text:span text:style-name="T31">|</text:span><text:span text:style-name="T32">α</text:span><text:span text:style-name="T33">&gt; - |</text:span><text:span text:style-name="T32">β</text:span><text:span text:style-name="T33">&gt;</text:span></text:p>
            <text:p><text:span text:style-name="T33">Distributivität: Mit </text:span><text:span text:style-name="T32">c</text:span><text:span text:style-name="T33">,</text:span><text:span text:style-name="T34">c</text:span><text:span text:style-name="T30">1</text:span><text:span text:style-name="T31">,</text:span><text:span text:style-name="T34">c</text:span><text:span text:style-name="T30">2</text:span><text:span text:style-name="T31"> </text:span><text:span text:style-name="T33">∈ ℂ gilt:</text:span></text:p>
            <text:p><text:span text:style-name="T32">c</text:span><text:span text:style-name="T33">∙( </text:span><text:span text:style-name="T31">|</text:span><text:span text:style-name="T32">α</text:span><text:span text:style-name="T33">&gt; + |</text:span><text:span text:style-name="T32">β</text:span><text:span text:style-name="T33">&gt; ) = </text:span><text:span text:style-name="T32">c</text:span><text:span text:style-name="T33">∙</text:span><text:span text:style-name="T31">|</text:span><text:span text:style-name="T32">α</text:span><text:span text:style-name="T33">&gt; + </text:span><text:span text:style-name="T32">c</text:span><text:span text:style-name="T33">∙|</text:span><text:span text:style-name="T32">β</text:span><text:span text:style-name="T33">&gt; <text:s/>; <text:s/>(</text:span><text:span text:style-name="T32">c</text:span><text:span text:style-name="T35">1</text:span><text:span text:style-name="T33"> + </text:span><text:span text:style-name="T32">c</text:span><text:span text:style-name="T35">2</text:span><text:span text:style-name="T33">)∙</text:span><text:span text:style-name="T31">|</text:span><text:span text:style-name="T32">α</text:span><text:span text:style-name="T33">&gt; = </text:span><text:span text:style-name="T32">c</text:span><text:span text:style-name="T35">1</text:span><text:span text:style-name="T33">∙</text:span><text:span text:style-name="T31">|</text:span><text:span text:style-name="T32">α</text:span><text:span text:style-name="T33">&gt; + </text:span><text:span text:style-name="T32">c</text:span><text:span text:style-name="T35">2</text:span><text:span text:style-name="T33">∙</text:span><text:span text:style-name="T31">|</text:span><text:span text:style-name="T32">α</text:span><text:span text:style-name="T33">&gt;</text:span></text:p>
            <text:p><text:span text:style-name="T33">Als </text:span><text:span text:style-name="T32">Dimension von </text:span><text:span text:style-name="T31">ℋ bezeichnet man die Maximalzahl linear unabhängiger Elemente in ℋ.</text:span></text:p>
            <text:p><text:span text:style-name="T31">Es gilt</text:span><text:span text:style-name="T33">: Die Elemente |</text:span><text:span text:style-name="T32">φ</text:span><text:span text:style-name="T35">1</text:span><text:span text:style-name="T33">&gt; , |</text:span><text:span text:style-name="T32">φ</text:span><text:span text:style-name="T35">2</text:span><text:span text:style-name="T33">&gt; , . . . , |</text:span><text:span text:style-name="T32">φ</text:span><text:span text:style-name="T36">n</text:span><text:span text:style-name="T33">&gt; heißen linear unabhängig, falls folgende Relation nur durch </text:span><text:span text:style-name="T32">c</text:span><text:span text:style-name="T35">1</text:span><text:span text:style-name="T33"> = </text:span><text:span text:style-name="T32">c</text:span><text:span text:style-name="T35">2</text:span><text:span text:style-name="T33"> = . . . = </text:span><text:span text:style-name="T32">c</text:span><text:span text:style-name="T35">n</text:span><text:span text:style-name="T33"> = 0 erfüllbar ist:</text:span></text:p>
          </draw:text-box>
        </draw:frame>
        <draw:frame draw:style-name="gr1" draw:text-style-name="P1" draw:layer="layout" svg:width="3.43cm" svg:height="1.5cm" svg:x="12.779cm" svg:y="19.203cm">
          <text:p/>
          <draw:object xlink:href="../Lineare%20Unabhängigkeit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xiome definieren den Hilbert-Raum?</text:p>
          </draw:text-box>
        </draw:frame>
        <draw:frame presentation:style-name="pr2" draw:text-style-name="P6" draw:layer="layout" svg:width="25.199cm" svg:height="12.18cm" svg:x="1.4cm" svg:y="5.919cm" presentation:class="subtitle" presentation:user-transformed="true">
          <draw:text-box>
            <text:p><text:span text:style-name="T37">ℋ</text:span> ist ein komplexer, linearer Vektorraum</text:p>
            <text:p><text:span text:style-name="T37">ℋ</text:span> ist ein unitärer Raum</text:p>
            <text:p><text:span text:style-name="T37">ℋ</text:span> ist separabel</text:p>
            <text:p><text:span text:style-name="T37">ℋ</text:span> ist vollständig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ildet eine Menge von Elementen einen linearen Vektorrau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man eine Linearkombination der Elemente bilden kann:</text:p>
            <text:p/>
            <text:p>|<text:span text:style-name="T12">ψ</text:span><text:span text:style-name="T20">&gt; = </text:span><text:span text:style-name="T22">c</text:span><text:span text:style-name="T38">1</text:span><text:span text:style-name="T20">|</text:span><text:span text:style-name="T12">α</text:span><text:span text:style-name="T21">&gt; + </text:span><text:span text:style-name="T22">c</text:span><text:span text:style-name="T38">1</text:span><text:span text:style-name="T20">|</text:span><text:span text:style-name="T12">β</text:span><text:span text:style-name="T21">&gt; + . . . + </text:span><text:span text:style-name="T22">c</text:span><text:span text:style-name="T23">n</text:span><text:span text:style-name="T20">|</text:span><text:span text:style-name="T12">ζ</text:span><text:span text:style-name="T21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39">Wann nennt man Zustandsvektoren </text:span><text:span text:style-name="T39"><text:line-break/></text:span><text:span text:style-name="T39">|</text:span><text:span text:style-name="T40">φ</text:span><text:span text:style-name="T41">1</text:span><text:span text:style-name="T39">&gt;, |</text:span><text:span text:style-name="T40">φ</text:span><text:span text:style-name="T41">2</text:span><text:span text:style-name="T39">&gt;, . . . , |</text:span><text:span text:style-name="T40">φ</text:span><text:span text:style-name="T42">n</text:span><text:span text:style-name="T39">&gt; linear unabhängig?</text:span></text:p>
          </draw:text-box>
        </draw:frame>
        <draw:frame presentation:style-name="pr2" draw:text-style-name="P8" draw:layer="layout" svg:width="25.199cm" svg:height="12.18cm" svg:x="1.4cm" svg:y="4.914cm" presentation:class="subtitle" presentation:user-transformed="true">
          <draw:text-box>
            <text:p><text:span text:style-name="T43">Falls folgende Relation nur durch </text:span><text:span text:style-name="T44">c</text:span><text:span text:style-name="T45">1</text:span><text:span text:style-name="T43"> = </text:span><text:span text:style-name="T44">c</text:span><text:span text:style-name="T45">2</text:span><text:span text:style-name="T43"> = . . . = </text:span><text:span text:style-name="T44">c</text:span><text:span text:style-name="T45">n</text:span><text:span text:style-name="T43"> = 0 erfüllbar ist:</text:span></text:p>
          </draw:text-box>
        </draw:frame>
        <draw:frame draw:style-name="gr1" draw:text-style-name="P1" draw:layer="layout" svg:width="5.44cm" svg:height="2.392cm" svg:x="11.279cm" svg:y="12.303cm">
          <text:p/>
          <draw:object xlink:href="../Lineare%20Unabhängigkeit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ist die Dimension eines Vektorraums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die Maximalanzahl linear unabhängiger Elemente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en Vektorraum unitär?</text:p>
          </draw:text-box>
        </draw:frame>
        <draw:frame presentation:style-name="pr2" draw:text-style-name="P3" draw:layer="layout" svg:width="25.199cm" svg:height="12.18cm" svg:x="1.4cm" svg:y="4.915cm" presentation:class="subtitle" presentation:user-transformed="true">
          <draw:text-box>
            <text:p><text:span text:style-name="T5">Wenn ein Skalarprodukt definiert ist (er ein </text:span><text:span text:style-name="T6">Prähilbertraum</text:span><text:span text:style-name="T5"> ist)</text:span></text:p>
            <text:p><text:span text:style-name="T5"><text:s/></text:span><text:span text:style-name="T5">und der Vektorraum endlichdimensional is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igenschaften definieren ein Skalarprodukt auf einem komplexen Vektorraum?</text:p>
          </draw:text-box>
        </draw:frame>
        <draw:frame presentation:style-name="pr2" draw:layer="layout" svg:width="25.199cm" svg:height="12.18cm" svg:x="1.4cm" svg:y="5.914cm" presentation:class="subtitle" presentation:user-transformed="true">
          <draw:text-box>
            <text:p text:style-name="P9"><text:span text:style-name="T20"><text:tab/></text:span><text:span text:style-name="T20"><text:tab/></text:span><text:span text:style-name="T20">(1a) </text:span><text:span text:style-name="T20"><text:tab/></text:span><text:span text:style-name="T20">&lt;x,</text:span><text:span text:style-name="T21">λ</text:span><text:span text:style-name="T20">y&gt; = </text:span><text:span text:style-name="T21">λ&lt;x,y&gt; und</text:span></text:p>
            <text:p text:style-name="P9"><text:span text:style-name="T21"><text:tab/></text:span><text:span text:style-name="T21"><text:tab/></text:span><text:span text:style-name="T21">(1b) </text:span><text:span text:style-name="T21"><text:tab/></text:span><text:span text:style-name="T21">&lt;x,y+z&gt; = &lt;x,y&gt; + &lt;y,z&gt; (linear im </text:span><text:span text:style-name="T12">zweiten</text:span><text:span text:style-name="T21"> Argument)</text:span></text:p>
            <text:p text:style-name="P9"><text:span text:style-name="T20"><text:tab/></text:span><text:span text:style-name="T20"><text:tab/></text:span><text:span text:style-name="T20">(1c) </text:span><text:span text:style-name="T20"><text:tab/></text:span><text:span text:style-name="T20">&lt;</text:span><text:span text:style-name="T21">λ</text:span><text:span text:style-name="T20">x,y&gt; = </text:span><text:span text:style-name="T46">λ</text:span><text:span text:style-name="T21">&lt;x,y&gt; und</text:span></text:p>
            <text:p text:style-name="P9"><text:span text:style-name="T21"><text:tab/></text:span><text:span text:style-name="T21"><text:tab/></text:span><text:span text:style-name="T21">(1d) </text:span><text:span text:style-name="T21"><text:tab/></text:span><text:span text:style-name="T21">&lt;x+z,y&gt; = &lt;x,y&gt; + &lt;z,y&gt; (semilinear im ersten Argument)</text:span></text:p>
            <text:p text:style-name="P9"><text:span text:style-name="T20"><text:tab/></text:span><text:span text:style-name="T20"><text:tab/></text:span><text:span text:style-name="T20">(2) </text:span><text:span text:style-name="T20"><text:tab/></text:span><text:span text:style-name="T20"><text:tab/></text:span><text:span text:style-name="T20">&lt;x,y&gt; = </text:span><text:span text:style-name="T47">&lt;y,x&gt;</text:span><text:span text:style-name="T20"> (hermitesch)</text:span></text:p>
            <text:p text:style-name="P9"><text:span text:style-name="T20"><text:tab/></text:span><text:span text:style-name="T20"><text:tab/></text:span><text:span text:style-name="T20">(3a) </text:span><text:span text:style-name="T20"><text:tab/></text:span><text:span text:style-name="T20">&lt;x,x&gt; </text:span><text:span text:style-name="T21">≥</text:span><text:span text:style-name="T20"> 0 (positiv)</text:span></text:p>
            <text:p text:style-name="P9"><text:span text:style-name="T20"><text:tab/></text:span><text:span text:style-name="T20"><text:tab/></text:span><text:span text:style-name="T20">(3b) </text:span><text:span text:style-name="T20"><text:tab/></text:span><text:span text:style-name="T20">&lt;x,x&gt; = 0 </text:span><text:span text:style-name="T21">↔</text:span><text:span text:style-name="T20"> x = 0 (definit)</text:span></text:p>
            <text:p text:style-name="P1"><text:span text:style-name="T47"/></text:p>
            <text:p text:style-name="P1"><text:span text:style-name="T47">Unterstrichen</text:span><text:span text:style-name="T20"> </text:span><text:span text:style-name="T48">bedeutet</text:span><text:span text:style-name="T20"> komplex konjugiert</text:span></text:p>
            <text:p><text:span text:style-name="T20"/></text:p>
            <text:p><text:span text:style-name="T20">Es ist also eine positiv definite(3) hermitesche(2) Sesquilinearform(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ezeichnet man Zustandsvektoren |<text:span text:style-name="T1">α</text:span><text:span text:style-name="T3">i</text:span>&gt; als orthonormal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Wenn alle Vektoren paarweise orthogonal zueinander sind und zusätzlich <text:s/>die Norm 1 besitzen.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<text:span text:style-name="T1">starker</text:span> Konvergenz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7.818cm" svg:height="4.024cm" svg:x="5.09cm" svg:y="8.487cm">
          <text:p/>
          <draw:object xlink:href="../starke%20Konvergenz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Cauchy-Folg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23.023cm" svg:height="4.616cm" svg:x="2.488cm" svg:y="8.191cm">
          <text:p/>
          <draw:object xlink:href="../Cauchy-Folge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bedeutet die Separabilität des Hilbert-Raum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gibt in <text:span text:style-name="T37">ℋ (mindestens) eine überall dichte Folge von Vektoren |</text:span><text:span text:style-name="T44">α</text:span><text:span text:style-name="T49">n</text:span><text:span text:style-name="T37">&gt;.</text:span></text:p>
            <text:p><text:span text:style-name="T37"/></text:p>
            <text:p><text:span text:style-name="T37">Das heißt für jedes noch so kleine </text:span><text:span text:style-name="T43">ε</text:span><text:span text:style-name="T37"> &gt; 0 zu jedem Vektor |</text:span><text:span text:style-name="T43">ψ</text:span><text:span text:style-name="T37">&gt; </text:span><text:span text:style-name="T43">∈ </text:span><text:span text:style-name="T37">ℋ existiert mindestens ein |</text:span><text:span text:style-name="T44">α</text:span><text:span text:style-name="T49">m</text:span><text:span text:style-name="T37">&gt; mit </text:span><text:span text:style-name="T37"><text:tab/></text:span><text:span text:style-name="T37"><text:tab/></text:span><text:span text:style-name="T37"><text:tab/></text:span><text:span text:style-name="T37"><text:tab/></text:span></text:p>
            <text:p><text:span text:style-name="T50">Dicht</text:span><text:span text:style-name="T37"> bedeutet, dass die Folge |</text:span><text:span text:style-name="T44">α</text:span><text:span text:style-name="T49">n</text:span><text:span text:style-name="T37">&gt; jedem Element aus ℋ </text:span><text:span text:style-name="T37">im Sinne starker Konvergenz beliebig nahe kommt.</text:span></text:p>
          </draw:text-box>
        </draw:frame>
        <draw:frame draw:style-name="gr1" draw:text-style-name="P1" draw:layer="layout" svg:width="5.037cm" svg:height="1.168cm" svg:x="17.381cm" svg:y="10.948cm">
          <text:p/>
          <draw:object xlink:href="../Separabilität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Entwicklungssatz? Welche Bedingungen gewährleisten seine Konvergenz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Notwendige Bedingung für die Konvergenz des Entwicklungssatzes ist die Konvergenz von</text:p>
          </draw:text-box>
        </draw:frame>
        <draw:frame draw:style-name="gr1" draw:text-style-name="P1" draw:layer="layout" svg:width="10.766cm" svg:height="1.774cm" svg:x="8.616cm" svg:y="7.612cm">
          <text:p/>
          <draw:object xlink:href="../Entwicklungssatz.odf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1" draw:layer="layout" svg:width="8.092cm" svg:height="1.816cm" svg:x="9.953cm" svg:y="13.591cm">
          <text:p/>
          <draw:object xlink:href="../Notwendige%20Bedingung%20für%20die%20Konvergenz%20des%20Entwicklungssatzes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VON-System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Menge <text:span text:style-name="T1">M</text:span> von orthonormalen Vektoren aus <text:span text:style-name="T37">ℋ</text:span>, für die es kein Element aus <text:span text:style-name="T37">ℋ</text:span> gibt, das nicht zu <text:span text:style-name="T1">M</text:span> gehört, jedoch orthogonal zu allen Elementen aus <text:span text:style-name="T1">M</text:span> ist.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eine allgemeine quadratintegrable Funktion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6.104cm" svg:height="1.27cm" svg:x="10.947cm" svg:y="9.864cm">
          <text:p/>
          <draw:object xlink:href="../quadratintegrable%20Funktionen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definiert man zweckmäßig ein Skalarprodukt für quadratintegrable Funk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8.941cm" svg:height="1.27cm" svg:x="9.529cm" svg:y="9.864cm">
          <text:p/>
          <draw:object xlink:href="../Skalarprodukt%20für%20quadratintegrable%20Funktionen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ie Bezeichnungen <text:line-break/><text:span text:style-name="T1">bra</text:span>- und <text:span text:style-name="T1">ket</text:span>-Vektoren.</text:p>
          </draw:text-box>
        </draw:frame>
        <draw:frame presentation:style-name="pr2" draw:layer="layout" svg:width="25.199cm" svg:height="12.18cm" svg:x="1.4cm" svg:y="4.914cm" presentation:class="subtitle">
          <draw:text-box>
            <text:p>Jedem Vektor |<text:span text:style-name="T12">φ</text:span><text:span text:style-name="T20">&gt; ∈ </text:span><text:span text:style-name="T37">ℋ wird ein </text:span><text:span text:style-name="T50">dualer</text:span><text:span text:style-name="T37"> Vektor &lt;</text:span><text:span text:style-name="T44">φ</text:span><text:span text:style-name="T43">| zugeordnet, der aber </text:span><text:span text:style-name="T44">nicht</text:span><text:span text:style-name="T43"> dem Raum </text:span><text:span text:style-name="T37">ℋ</text:span><text:span text:style-name="T43"> der |</text:span><text:span text:style-name="T44">φ</text:span><text:span text:style-name="T51">&gt; angehört, sondern einem dualen Raum </text:span><text:span text:style-name="T37">ℋ</text:span><text:span text:style-name="T52">*</text:span><text:span text:style-name="T37">.</text:span></text:p>
            <text:p><text:span text:style-name="T37">Nach Dirac benutzt man die Schreibweise</text:span></text:p>
          </draw:text-box>
        </draw:frame>
        <draw:frame draw:style-name="gr1" draw:text-style-name="P1" draw:layer="layout" svg:width="6.447cm" svg:height="3.201cm" svg:x="10.776cm" svg:y="13.899cm">
          <text:p/>
          <draw:object xlink:href="../Bra-Ket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><text:span text:style-name="T7">Wodurch ist der bra-Vektor &lt;</text:span><text:span text:style-name="T11">φ</text:span><text:span text:style-name="T7">| eindeutig definier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bra-Vektor &lt;<text:span text:style-name="T12">φ</text:span><text:span text:style-name="T20">| gilt als eindeutig definiert durch Angabe der Skalarprodukte &lt;</text:span><text:span text:style-name="T12">φ</text:span><text:span text:style-name="T20">|</text:span><text:span text:style-name="T12">α</text:span><text:span text:style-name="T23">n</text:span><text:span text:style-name="T20">&gt; von &lt;</text:span><text:span text:style-name="T12">φ</text:span><text:span text:style-name="T20">| </text:span><text:span text:style-name="T20">mit der VON-Basis {</text:span><text:span text:style-name="T20">|</text:span><text:span text:style-name="T12">α</text:span><text:span text:style-name="T23">n</text:span><text:span text:style-name="T20">&gt;</text:span><text:span text:style-name="T20">} in </text:span><text:span text:style-name="T37">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bei der Multiplikation von Skalaren mit bra‑Vektoren zu beach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sind immer komplex konjugiert! Der bra-Vektor verhält sich wie ein losgelöster erster Teil einer Sesquilinearform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>
            <draw:text-box>
              <text:p>Kann man das so sagen?</text:p>
            </draw:text-box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wird die Einführung von Dirac-Vektoren wichtig bzw. unumgänglich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eine physikalische Größe <text:span text:style-name="T12">α</text:span><text:span text:style-name="T20"> einen kontinuierlichen Wertevorrat durchläuft. In dem Fall macht eine Indizierung </text:span><text:span text:style-name="T53">α</text:span><text:span text:style-name="T14">j</text:span><text:span text:style-name="T54"> insbesondere beim Skalarprodukt und beim Entwicklungssatz </text:span><text:span text:style-name="T55">keinen</text:span><text:span text:style-name="T20"> Sinn meh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ein Dirac-Vektor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6.732cm" svg:height="2.205cm" svg:x="10.633cm" svg:y="9.397cm">
          <text:p/>
          <draw:object xlink:href="../formaler%20Dirac-Vektor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Entwicklungssatz für uneigentliche Zustän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8.01cm" svg:height="1.335cm" svg:x="9.994cm" svg:y="9.832cm">
          <text:p/>
          <draw:object xlink:href="../Entwicklungssatz%20für%20uneigentliche%20Zustände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<text:span text:style-name="T1">Orthonormierung</text:span> von uneigentlichen (Dirac-)Zuständen zu verste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1">Eigendifferential</text:span> eines Dirac-Vek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urch welche Angaben ist ein Operator eindeutig festgele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gelten zwei Operatoren <text:span text:style-name="T1">A</text:span><text:span text:style-name="T56">1</text:span> und <text:span text:style-name="T1">A</text:span><text:span text:style-name="T56">2</text:span> als glei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kommutierende Operato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zu <text:span text:style-name="T1">A</text:span> adjungierte Operator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 Operator linear, wann hermitesch, wann beschränkt, wann steti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Eigenwertproblem des Operators <text:span text:style-name="T1">A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en Eigenwert <text:span text:style-name="T1">entartet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Zustände enthält der Eigenraum zum Eigenwert <text:span text:style-name="T1">a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10" draw:layer="layout" svg:width="25.199cm" svg:height="3.506cm" svg:x="1.4cm" svg:y="0.835cm" presentation:class="title" presentation:user-transformed="true">
          <draw:text-box>
            <text:p><text:span text:style-name="T57">Welche allgemeinen Aussagen können Sie über Eigenwerte und Eigenzustände hermitescher Operatoren mach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1">Spektraldarstellung</text:span> des hermiteschen Operators A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Vollständigkeitsrelation für den Einheitsoperator <text:span text:style-name="T16">1</text:span>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Rechentrick ist mit <text:span text:style-name="T1">Einschieben von Zwischenzuständen</text:span> gemein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text-style-name="P11" draw:layer="layout" svg:width="25.199cm" svg:height="3.506cm" svg:x="1.4cm" svg:y="0.833cm" presentation:class="title" presentation:user-transformed="true">
          <draw:text-box>
            <text:p><text:span text:style-name="T58">Wie kann man den Erwartungswert des hermiteschen Operators </text:span><text:span text:style-name="T58"><text:line-break/></text:span><text:span text:style-name="T59">A</text:span><text:span text:style-name="T58"> &lt;</text:span><text:span text:style-name="T59">ψ</text:span><text:span text:style-name="T58">|</text:span><text:span text:style-name="T59">A</text:span><text:span text:style-name="T58">|</text:span><text:span text:style-name="T59">ψ</text:span><text:span text:style-name="T58">&gt; in einem Zustand |</text:span><text:span text:style-name="T59">ψ</text:span><text:span text:style-name="T58">&gt; durch seine Eigenwerte </text:span><text:span text:style-name="T59">a</text:span><text:span text:style-name="T60">i</text:span><text:span text:style-name="T58"> und Eigenzustände |</text:span><text:span text:style-name="T59">a</text:span><text:span text:style-name="T60">i</text:span><text:span text:style-name="T58">&gt; ausdrück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><text:span text:style-name="T2">Was kann über die Eigenzustände zweier vertauschbarer, hermitescher Operatoren </text:span><text:span text:style-name="T4">A</text:span><text:span text:style-name="T2"> und </text:span><text:span text:style-name="T4">B</text:span><text:span text:style-name="T2">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kann man aus Zuständen Operatoren aufbau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dyadisches Produkt? Wie sieht der entsprechende adjungierte Operator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 dyadisches Produkt auch Projektionsoperat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text-style-name="P5" draw:layer="layout" svg:width="25.199cm" svg:height="3.506cm" svg:x="1.4cm" svg:y="0.833cm" presentation:class="title" presentation:user-transformed="true">
          <draw:text-box>
            <text:p><text:span text:style-name="T15">Was versteht man unter der Idempotenz eines Projektionsoperators? Gilt diese auch für uneigentliche Vekto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5" draw:layer="layout" svg:width="25.199cm" svg:height="3.506cm" svg:x="1.4cm" svg:y="0.833cm" presentation:class="title" presentation:user-transformed="true">
          <draw:text-box>
            <text:p><text:span text:style-name="T61">P</text:span><text:span text:style-name="T62">M</text:span><text:span text:style-name="T15"> projiziere auf den Unterraum </text:span><text:span text:style-name="T61">M</text:span><text:span text:style-name="T15"> ⊂ </text:span><text:span text:style-name="T61">H</text:span><text:span text:style-name="T15">. Welche Eigenwerte und Eigenzustände besitzt </text:span><text:span text:style-name="T61">P</text:span><text:span text:style-name="T62">M</text:span><text:span text:style-name="T15">? Welche Entartungsgrade liegen vor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der inverse Operator <text:span text:style-name="T1">A</text:span><text:span text:style-name="T63">−1</text:span> hermites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geben sich Eigenwerte und Eigenzustände von <text:span text:style-name="T1">A</text:span><text:span text:style-name="T63">−1</text:span> aus denen von <text:span text:style-name="T1">A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en Operator unitä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charakteristisch für unitäre Transforma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r Voraussetzung lassen sich Funktionen von Operatoren definie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gilt exp <text:span text:style-name="T1">A</text:span> · exp <text:span text:style-name="T1">B</text:span> = exp(<text:span text:style-name="T1">A</text:span> + <text:span text:style-name="T1">B</text:span>)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eitet man einen Operator nach einem reellen Parameter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eitet man eine Operatorfunktion <text:span text:style-name="T1">f</text:span>(<text:span text:style-name="T1">A</text:span>) nach dem Operator <text:span text:style-name="T1">A</text:span>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>
          <draw:text-box>
            <text:p><text:span text:style-name="T64">Welche charakteristischen Merkmale weist die Matrix eines hermiteschen Operators auf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ann über Zeilen und Spalten einer unitären Matrix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text-style-name="P2" draw:layer="layout" svg:width="25.199cm" svg:height="3.506cm" svg:x="1.4cm" svg:y="0.839cm" presentation:class="title" presentation:user-transformed="true">
          <draw:text-box>
            <text:p><text:span text:style-name="T2">Wie sieht die unitäre Transformation aus, mit der man die Matrix des Operators </text:span><text:span text:style-name="T4">A</text:span><text:span text:style-name="T2"> auf Diagonalgestalt bring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Spur einer Matrix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ie Spur einer Matrix von der verwendeten VON-Basis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durch wird eine Observable in der Quantenmechanik repräsent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Zu welchen Aussagen ist eine quantenmechanische Messung prinzipiell nur fähi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physikalischen Komponenten sind an einem Meßprozeß beteili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text-style-name="P10" draw:layer="layout" svg:width="25.199cm" svg:height="3.506cm" svg:x="1.4cm" svg:y="0.836cm" presentation:class="title" presentation:user-transformed="true">
          <draw:text-box>
            <text:p><text:span text:style-name="T57">Worin besteht der wesentliche Unterschied zwischen einer klassischen und einer quantenmechanischen Mess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text-style-name="P5" draw:layer="layout" svg:width="25.199cm" svg:height="3.506cm" svg:x="1.4cm" svg:y="0.834cm" presentation:class="title" presentation:user-transformed="true">
          <draw:text-box>
            <text:p><text:span text:style-name="T15">Das System befinde sich </text:span><text:span text:style-name="T65">vor</text:span><text:span text:style-name="T15"> der Messung der Observablen </text:span><text:span text:style-name="T61">A</text:span><text:span text:style-name="T15"> in irgendeinem Zustand |</text:span><text:span text:style-name="T61">ψ</text:span><text:span text:style-name="T15">&gt;. Was kann über den Systemzustand </text:span><text:span text:style-name="T65">nach</text:span><text:span text:style-name="T15"> der Messung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><text:span text:style-name="T2">Welche Aussagen sind möglich, wenn der Ausgangszustand bereits ein Eigenzustand von </text:span><text:span text:style-name="T4">A</text:span><text:span text:style-name="T2"> is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>
          <draw:text-box>
            <text:p><text:span text:style-name="T64">Unter welchen Voraussetzungen verschwindet die mittlere quadratische Schwankung Δ</text:span><text:span text:style-name="T66">A</text:span><text:span text:style-name="T67">ψ</text:span><text:span text:style-name="T64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unter dem Erwartungswert der Observablen <text:span text:style-name="T1">A</text:span> im Zustand |<text:span text:style-name="T1">ψ</text:span>&gt; zu verste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Observable (nicht-)verträgli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>
          <draw:text-box>
            <text:p><text:span text:style-name="T64">Was versteht man unter einem vollständigen oder maximalen Satz kommutierender Observabler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1" draw:text-style-name="P11" draw:layer="layout" svg:width="25.199cm" svg:height="3.506cm" svg:x="1.4cm" svg:y="0.834cm" presentation:class="title" presentation:user-transformed="true">
          <draw:text-box>
            <text:p><text:span text:style-name="T58">Durch Messung von </text:span><text:span text:style-name="T59">A</text:span><text:span text:style-name="T58"> sei der Eigenzustand |</text:span><text:span text:style-name="T59">a</text:span><text:span text:style-name="T60">i</text:span><text:span text:style-name="T58">&gt; präpariert worden. Was kann über den Systemzustand ausgesagt werden, wenn anschließend die nicht mit </text:span><text:span text:style-name="T59">A</text:span><text:span text:style-name="T58"> kommutierende Observable </text:span><text:span text:style-name="T59">B</text:span><text:span text:style-name="T58"> gemessen wir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antihermitescher Operat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1" draw:text-style-name="P5" draw:layer="layout" svg:width="25.199cm" svg:height="3.506cm" svg:x="1.4cm" svg:y="0.834cm" presentation:class="title" presentation:user-transformed="true">
          <draw:text-box>
            <text:p><text:span text:style-name="T15">Gibt es einen Zusammenhang zwischen der Unbestimmtheit quantenmechanischer Messungen und der Nicht-Vertauschbarkeit hermitescher Operato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>
          <draw:text-box>
            <text:p><text:span text:style-name="T64">Was versteht man unter der verallgemeinerten Heisenbergschen Unbestimmtheitsrelatio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efindet sich ein physikalisches System in einem gemischten Zustan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1" draw:text-style-name="P5" draw:layer="layout" svg:width="25.199cm" svg:height="3.506cm" svg:x="1.4cm" svg:y="0.832cm" presentation:class="title" presentation:user-transformed="true">
          <draw:text-box>
            <text:p><text:span text:style-name="T15">Erläutern Sie die beiden konzeptionell unterschiedlichen Typen der Mittelung, die für die Berechnung des Erwartungswertes einer Observablen </text:span><text:span text:style-name="T61">A</text:span><text:span text:style-name="T15"> in einem gemischten Zustand notwendig sind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Dichtematrix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rechnet man mit einer gegebenen Dichtematrix Erwartungswerte von Observabl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1" draw:text-style-name="P5" draw:layer="layout" svg:width="25.199cm" svg:height="3.555cm" svg:x="1.4cm" svg:y="0.812cm" presentation:class="title" presentation:user-transformed="true">
          <draw:text-box>
            <text:p><text:span text:style-name="T15">Die Dichtematrix </text:span><text:span text:style-name="T61">ρ</text:span><text:span text:style-name="T15"> werde in der VON-Eigenbasis {|</text:span><text:span text:style-name="T61">a</text:span><text:span text:style-name="T62">i</text:span><text:span text:style-name="T15">&gt;} der Observablen </text:span><text:span text:style-name="T61">A</text:span><text:span text:style-name="T15"> dargestellt. Welche physikalische Bedeutung haben die Diagonalelement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|<text:span text:style-name="T17">φ</text:span>&gt; sei ein normierter, reiner Zustand. Was bedeutet &lt;<text:span text:style-name="T17">φ</text:span>|<text:span text:style-name="T1">ρ</text:span>|<text:span text:style-name="T17">φ</text:span>&gt;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ann über die Spur der Dichtematrix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Dichtematrix für reine Zustän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1" draw:text-style-name="P2" draw:layer="layout" svg:width="25.199cm" svg:height="3.506cm" svg:x="1.4cm" svg:y="0.838cm" presentation:class="title" presentation:user-transformed="true">
          <draw:text-box>
            <text:p><text:span text:style-name="T2">Wie kann man über die Dichtematrix </text:span><text:span text:style-name="T4">ρ</text:span><text:span text:style-name="T2"> entscheiden, ob ein reiner oder ein gemischter Zustand vorlieg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>
          <draw:text-box>
            <text:p><text:span text:style-name="T64">Warum muß der Zeitentwicklungsoperator </text:span><text:span text:style-name="T66">U</text:span><text:span text:style-name="T64">(</text:span><text:span text:style-name="T66">t</text:span><text:span text:style-name="T64">, </text:span><text:span text:style-name="T66">t</text:span><text:span text:style-name="T68">0</text:span><text:span text:style-name="T64">) unitär sei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Größe wird als <text:span text:style-name="T1">Erzeugende der Zeittranslation</text:span> aufgefaß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Bewegungsgleichung genügen im Schrödinger-Bild die Zustandsvekto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Bewegungsgleichung der Dichtematrix im Schrödinger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harakterisieren Sie das Schrödinger-Bild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15">Was ist die Ursache dafür, daß mehrere, verschiedene </text:span><text:span text:style-name="T61">Bilder</text:span><text:span text:style-name="T15"> zur Beschreibung der Dynamik von Quantensystemen existie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>
          <draw:text-box>
            <text:p><text:span text:style-name="T64">Wie lautet die Bewegungsgleichung des Zeitentwicklungsoperators im Schrödinger-Bi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formale Lösung für den Zeitentwicklungsoperator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stationärer Zustan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Gestalt hat der Zeitentwicklungsoperator eines abgeschlossen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charakteristischen Merkmale des Heisenberg-Bilde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draw:frame presentation:style-name="pr1" draw:text-style-name="P10" draw:layer="layout" svg:width="25.199cm" svg:height="3.506cm" svg:x="1.4cm" svg:y="0.836cm" presentation:class="title" presentation:user-transformed="true">
          <draw:text-box>
            <text:p><text:span text:style-name="T57">Welcher Zusammenhang besteht zwischen den Observablen des Heisenberg- Bildes und denen des Schrödinger-Bilde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Bewegungsgleichung der Observablen im Heisenberg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Konstante der 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unterscheidet sich das Dirac- vom Schrödinger- bzw. vom Heisenberg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draw:frame presentation:style-name="pr1" draw:text-style-name="P10" draw:layer="layout" svg:width="25.199cm" svg:height="3.506cm" svg:x="1.4cm" svg:y="0.836cm" presentation:class="title" presentation:user-transformed="true">
          <draw:text-box>
            <text:p><text:span text:style-name="T57">Auf welche Weise sind der Schrödingersche und der Diracsche Zeitentwicklungsoperator miteinander verknüpf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Bewegungsgleichung einer Observablen im Dirac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>
          <draw:text-box>
            <text:p><text:span text:style-name="T64">Welche Gleichung bestimmt die Zeitabhängigkeit der reinen (gemischten) Zustände im Dirac-Bi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besteht die Aussage des Ehrenfestschen Theor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>
          <draw:text-box>
            <text:p><text:span text:style-name="T64">Für welche physikalischen Vorgänge wird die Energie-Zeit-Unschärferelation angewende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Ist die Energie-Zeit-Unschärferelation ein Spezialfall der verallgemeinerten Unschärferelatio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ergibt sich aus der Energie-Zeit-Unschärferelation für stationäre Zustän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klassische Poisson-Klammer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Sie die wichtigsten Eigenschaften der Poisson-Klammer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draw:frame presentation:style-name="pr1" draw:text-style-name="P11" draw:layer="layout" svg:width="25.199cm" svg:height="3.506cm" svg:x="1.4cm" svg:y="0.831cm" presentation:class="title" presentation:user-transformed="true">
          <draw:text-box>
            <text:p><text:span text:style-name="T58">Welcher Zusammenhang besteht zwischen der klassischen Poisson-Klammer, gebildet mit klassischen dynamischen Variablen, und dem Kommutator der entsprechenden quantenmechanischen Observab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draw:frame presentation:style-name="pr1" draw:text-style-name="P2" draw:layer="layout" svg:width="25.199cm" svg:height="3.506cm" svg:x="1.4cm" svg:y="0.84cm" presentation:class="title" presentation:user-transformed="true">
          <draw:text-box>
            <text:p><text:span text:style-name="T2">Wie sind die skalaren Wellenfunktionen </text:span><text:span text:style-name="T4">ψ</text:span><text:span text:style-name="T2">(</text:span><text:span text:style-name="T4">q</text:span><text:span text:style-name="T2">, </text:span><text:span text:style-name="T4">t</text:span><text:span text:style-name="T2">) bzw. </text:span><text:span text:style-name="T2"><text:line-break/></text:span><text:span text:style-name="T2"> (</text:span><text:span text:style-name="T4">p</text:span><text:span text:style-name="T2">, </text:span><text:span text:style-name="T4">t</text:span><text:span text:style-name="T2">) eines abstrakten Zustands |</text:span><text:span text:style-name="T4">ψ</text:span><text:span text:style-name="T2">(</text:span><text:span text:style-name="T4">t</text:span><text:span text:style-name="T2">)&gt;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0.873cm" svg:height="1.122cm" svg:x="2.993cm" svg:y="2.768cm">
          <text:p/>
          <draw:object xlink:href="../bar%20ipsi%20Segoe%20UI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orin besteht die Wirkungsweise des Translationsoperators <text:span text:style-name="T1">T</text:span>(<text:span text:style-name="T1">a</text:span>)? Warum muß er unitär sei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<text:span text:style-name="T1">T</text:span>(<text:span text:style-name="T1">a</text:span>) mit dem Impulsoperator zusamm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<text:span text:style-name="T1">infinitesimalen Translationsoperator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Operator wird als die Erzeugende einer infinitesimalen Translation bezeichne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ßt sich das Matrixelement &lt;<text:span text:style-name="T1">q</text:span>| <text:s text:c="2"/><text:span text:style-name="T69">m</text:span> <text:s text:c="2"/><text:span text:style-name="T69">n</text:span>|<text:span text:style-name="T1">ψ</text:span>(<text:span text:style-name="T1">t</text:span>)&gt; durch die Wellenfunktion <text:span text:style-name="T1">ψ</text:span>(<text:span text:style-name="T1">q</text:span>, <text:span text:style-name="T1">t</text:span>) ausdrück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0.86cm" svg:height="1.4cm" svg:x="20.056cm" svg:y="1.138cm">
          <text:p/>
          <draw:object xlink:href="../hat%20q%20Segoe%20UI.odf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1" draw:layer="layout" svg:width="0.91cm" svg:height="1.4cm" svg:x="21.568cm" svg:y="1.138cm">
          <text:p/>
          <draw:object xlink:href="../hat%20p%20Segoe%20UI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>
          <draw:text-box>
            <text:p><text:span text:style-name="T64">Wie lautet &lt;</text:span><text:span text:style-name="T66">q</text:span><text:span text:style-name="T64">| <text:s text:c="2"/></text:span><text:span text:style-name="T70">m</text:span><text:span text:style-name="T64"> <text:s text:c="2"/></text:span><text:span text:style-name="T70">n</text:span><text:span text:style-name="T64">|</text:span><text:span text:style-name="T66">ψ</text:span><text:span text:style-name="T64">&gt; in der Impulsdarstell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0.9cm" svg:height="1.48cm" svg:x="8.756cm" svg:y="1.885cm">
          <text:p/>
          <draw:object xlink:href="../hat%20q%20Segoe%20UI.odf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1" draw:layer="layout" svg:width="0.96cm" svg:height="1.48cm" svg:x="10.233cm" svg:y="1.891cm">
          <text:p/>
          <draw:object xlink:href="../hat%20p%20Segoe%20UI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7" svg:font-family="'Segoe UI'"/>
    <style:font-face style:name="Segoe UI5" svg:font-family="'Segoe UI'" style:font-adornments="Regular"/>
    <style:font-face style:name="Calibri5" svg:font-family="Calibri" style:font-family-generic="swiss"/>
    <style:font-face style:name="Calibri4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4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2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5</meta:editing-cycles>
    <meta:generator>LibreOffice/4.1.4.2$Windows_x86 LibreOffice_project/0a0440ccc0227ad9829de5f46be37cfb6edcf72</meta:generator>
    <dc:date>2014-07-16T22:27:37.302000000</dc:date>
    <meta:document-statistic meta:object-count="578"/>
  </office:meta>
</office:document-meta>
</file>